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f8a5c" officeooo:paragraph-rsid="001f8a5c"/>
    </style:style>
    <style:style style:name="P2" style:family="paragraph" style:parent-style-name="Standard">
      <style:text-properties officeooo:rsid="00204768" officeooo:paragraph-rsid="00204768"/>
    </style:style>
    <style:style style:name="P3" style:family="paragraph" style:parent-style-name="Standard">
      <style:text-properties officeooo:rsid="00213c11" officeooo:paragraph-rsid="00204768"/>
    </style:style>
    <style:style style:name="P4" style:family="paragraph" style:parent-style-name="Standard">
      <style:text-properties officeooo:rsid="00213c11" officeooo:paragraph-rsid="00213c11"/>
    </style:style>
    <style:style style:name="P5" style:family="paragraph" style:parent-style-name="Standard">
      <style:text-properties officeooo:rsid="002450f6" officeooo:paragraph-rsid="002450f6"/>
    </style:style>
    <style:style style:name="T1" style:family="text">
      <style:text-properties officeooo:rsid="00213c11"/>
    </style:style>
    <style:style style:name="T2" style:family="text">
      <style:text-properties officeooo:rsid="0021acb9"/>
    </style:style>
    <style:style style:name="T3" style:family="text">
      <style:text-properties officeooo:rsid="00223c80"/>
    </style:style>
    <style:style style:name="T4" style:family="text">
      <style:text-properties officeooo:rsid="00231bdb"/>
    </style:style>
    <style:style style:name="T5" style:family="text">
      <style:text-properties officeooo:rsid="0024141c"/>
    </style:style>
    <style:style style:name="T6" style:family="text">
      <style:text-properties officeooo:rsid="002450f6"/>
    </style:style>
    <style:style style:name="T7" style:family="text">
      <style:text-properties officeooo:rsid="0025164f"/>
    </style:style>
    <style:style style:name="T8" style:family="text">
      <style:text-properties officeooo:rsid="00256762"/>
    </style:style>
    <style:style style:name="T9" style:family="text">
      <style:text-properties officeooo:rsid="00267f0b"/>
    </style:style>
    <style:style style:name="T10" style:family="text">
      <style:text-properties officeooo:rsid="0028e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 done</text:p>
      <text:p text:style-name="P1">create training not complete</text:p>
      <text:p text:style-name="P1"><text:tab/>create option funcs complete but not tested fully</text:p>
      <text:p text:style-name="P1"><text:tab/>menu system <text:span text:style-name="T2">fully tested fully operational.</text:span></text:p>
      <text:p text:style-name="P1"><text:tab/>create module funcs fully operational tested</text:p>
      <text:p text:style-name="P1"><text:tab/>prevention of entering module at other levels not functional not initiated</text:p>
      <text:p text:style-name="P1"><text:tab/>prevention of entering option on module level not functional not initiated</text:p>
      <text:p text:style-name="P1"><text:tab/>Alter option func not functional not initiated</text:p>
      <text:p text:style-name="P1"><text:tab/>select module func not functional not initiated</text:p>
      <text:p text:style-name="P1"><text:tab/>select option func <text:span text:style-name="T5">fully functional and tested</text:span></text:p>
      <text:p text:style-name="P1"><text:tab/>select level option not functional not initiated <text:span text:style-name="T5">next</text:span></text:p>
      <text:p text:style-name="P1"><text:tab/>undone functions</text:p>
      <text:p text:style-name="P1"><text:tab/>delete level func and button <text:s/>not functional not initiated</text:p>
      <text:p text:style-name="P1"><text:tab/><text:tab/>prevention of entering module at other levels</text:p>
      <text:p text:style-name="P1"><text:tab/><text:tab/>alter option </text:p>
      <text:p text:style-name="P1"><text:tab/><text:tab/>select module</text:p>
      <text:p text:style-name="P1"><text:tab/><text:tab/>select option</text:p>
      <text:p text:style-name="P1"><text:tab/><text:tab/>select level</text:p>
      <text:p text:style-name="P1"><text:tab/><text:tab/>delete level and contents</text:p>
      <text:p text:style-name="P1"><text:tab/><text:tab/></text:p>
      <text:p text:style-name="P1">enter or copy training page more or less done functions not initiated</text:p>
      <text:p text:style-name="P1"><text:tab/>retrieve information func not initiated</text:p>
      <text:p text:style-name="P1"><text:tab/>input information func not <text:s/>initiated</text:p>
      <text:p text:style-name="P1"><text:tab/><text:tab/>retrieve information func </text:p>
      <text:p text:style-name="P1"><text:tab/><text:tab/>input information</text:p>
      <text:p text:style-name="P1"/>
      <text:p text:style-name="P2">tr<text:span text:style-name="T1">a</text:span>ining page</text:p>
      <text:p text:style-name="P2"><text:tab/>functions not designed not initiated</text:p>
      <text:p text:style-name="P2"><text:tab/>requires random system and path system as well as system to display information</text:p>
      <text:p text:style-name="P3"/>
      <text:p text:style-name="P4">Possible other options…</text:p>
      <text:p text:style-name="P4"><text:tab/>Link to previous information to cycle without having to rewrite training.</text:p>
      <text:p text:style-name="P4"><text:tab/>Menu to add parts of training or replace training from a level.</text:p>
      <text:p text:style-name="P4"><text:tab/><text:span text:style-name="T3">Segment modules into another object and remove from system to utilize indexed db differently. <text:tab/>“This is to mitigate the possibility of overusing sessionStorage but shouldn’t be necessary.”</text:span></text:p>
      <text:p text:style-name="P4"><text:tab/><text:span text:style-name="T4">create paragraph function for text and enter into system</text:span></text:p>
      <text:p text:style-name="P4"><text:tab/><text:span text:style-name="T6">Allow functionality to copy object parts and enter in a location where wanted. Entries should <text:tab/>be deleted or at least the option to delete should be there.</text:span></text:p>
      <text:p text:style-name="P4"><text:tab/><text:span text:style-name="T10">Potentially loop through to reorganise the object and place with json</text:span></text:p>
      <text:p text:style-name="P4"/>
      <text:p text:style-name="P5">bugs</text:p>
      <text:p text:style-name="P5"><text:tab/>will delete entries and need to implement a not defined thing in the method of looping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8:53:58.610926347</meta:creation-date>
    <dc:date>2025-09-17T02:46:26.363623314</dc:date>
    <meta:editing-duration>PT6H31M43S</meta:editing-duration>
    <meta:editing-cycles>10</meta:editing-cycles>
    <meta:generator>LibreOffice/7.1.8.1$Linux_X86_64 LibreOffice_project/10$Build-1</meta:generator>
    <meta:document-statistic meta:table-count="0" meta:image-count="0" meta:object-count="0" meta:page-count="1" meta:paragraph-count="37" meta:word-count="271" meta:character-count="1783" meta:non-whitespace-character-count="1502"/>
  </office:meta>
</office:document-meta>
</file>